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Arial" svg:font-family="Arial"/>
    <style:font-face style:name="Mangal1" svg:font-family="Mangal"/>
    <style:font-face style:name="Times New Roman" svg:font-family="'Times New Roman', serif"/>
    <style:font-face style:name="Trebuchet MS" svg:font-family="'Trebuchet MS', Arial, Helvetica, sans-serif"/>
    <style:font-face style:name="Times New Roman1"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cm" fo:margin-bottom="0cm" fo:text-align="justify" style:justify-single-word="false" fo:padding="0cm" fo:border="none"/>
      <style:text-properties style:font-name="Times New Roman1" fo:font-size="14pt" fo:font-style="italic" officeooo:paragraph-rsid="00196519" style:font-size-asian="14pt" style:font-style-asian="italic" style:font-size-complex="14pt" style:font-style-complex="italic"/>
    </style:style>
    <style:style style:name="P2" style:family="paragraph" style:parent-style-name="Standard">
      <style:paragraph-properties fo:margin-top="0cm" fo:margin-bottom="0cm" fo:text-align="justify" style:justify-single-word="false" fo:padding="0cm" fo:border="none"/>
      <style:text-properties style:font-name="Times New Roman1" fo:font-size="14pt" fo:font-style="italic" officeooo:paragraph-rsid="001ae21f" style:font-size-asian="14pt" style:font-style-asian="italic" style:font-size-complex="14pt" style:font-style-complex="italic"/>
    </style:style>
    <style:style style:name="P3" style:family="paragraph" style:parent-style-name="Standard">
      <style:paragraph-properties fo:margin-top="0cm" fo:margin-bottom="0cm" fo:text-align="justify" style:justify-single-word="false" fo:padding="0cm" fo:border="none"/>
      <style:text-properties style:font-name="Times New Roman1" fo:font-size="14pt" fo:font-style="italic" officeooo:paragraph-rsid="001cf9f6" style:font-size-asian="14pt" style:font-style-asian="italic" style:font-size-complex="14pt" style:font-style-complex="italic"/>
    </style:style>
    <style:style style:name="P4" style:family="paragraph" style:parent-style-name="Text_20_body" style:list-style-name="">
      <style:text-properties fo:color="#000000" style:font-name="Times New Roman1" fo:font-size="14pt" style:font-size-asian="14pt" style:font-size-complex="14pt"/>
    </style:style>
    <style:style style:name="P5" style:family="paragraph" style:parent-style-name="Text_20_body">
      <style:paragraph-properties fo:margin-top="0cm" fo:margin-bottom="0cm" fo:text-align="justify" style:justify-single-word="false"/>
      <style:text-properties style:font-name="Times New Roman1" fo:font-size="14pt" fo:font-weight="bold" style:font-size-asian="14pt" style:font-size-complex="14pt"/>
    </style:style>
    <style:style style:name="P6" style:family="paragraph" style:parent-style-name="Text_20_body">
      <style:paragraph-properties fo:margin-top="0cm" fo:margin-bottom="0cm" fo:text-align="center" style:justify-single-word="false"/>
      <style:text-properties style:font-name="Times New Roman1" fo:font-size="14pt" fo:font-weight="bold" style:font-size-asian="14pt" style:font-size-complex="14pt"/>
    </style:style>
    <style:style style:name="P7" style:family="paragraph" style:parent-style-name="Text_20_body">
      <style:paragraph-properties fo:margin-top="0cm" fo:margin-bottom="0cm" fo:text-align="justify" style:justify-single-word="false"/>
      <style:text-properties style:font-name="Times New Roman1" fo:font-size="14pt" style:font-size-asian="14pt" style:font-size-complex="14pt"/>
    </style:style>
    <style:style style:name="P8" style:family="paragraph" style:parent-style-name="Text_20_body">
      <style:paragraph-properties fo:margin-top="0cm" fo:margin-bottom="0cm" fo:text-align="justify" style:justify-single-word="false"/>
      <style:text-properties style:font-name="Times New Roman1" fo:font-size="14pt" officeooo:paragraph-rsid="00107a58" style:font-size-asian="14pt" style:font-size-complex="14pt"/>
    </style:style>
    <style:style style:name="P9" style:family="paragraph" style:parent-style-name="Text_20_body">
      <style:paragraph-properties fo:margin-top="0cm" fo:margin-bottom="0cm" fo:text-align="justify" style:justify-single-word="false"/>
      <style:text-properties style:font-name="Times New Roman1" fo:font-size="14pt" officeooo:paragraph-rsid="00156d78" style:font-size-asian="14pt" style:font-size-complex="14pt"/>
    </style:style>
    <style:style style:name="P10" style:family="paragraph" style:parent-style-name="Text_20_body">
      <style:paragraph-properties fo:margin-top="0cm" fo:margin-bottom="0cm" fo:text-align="justify" style:justify-single-word="false"/>
      <style:text-properties style:font-name="Times New Roman1" fo:font-size="14pt" officeooo:paragraph-rsid="00166b12" style:font-size-asian="14pt" style:font-size-complex="14pt"/>
    </style:style>
    <style:style style:name="P11" style:family="paragraph" style:parent-style-name="Text_20_body">
      <style:paragraph-properties fo:margin-top="0cm" fo:margin-bottom="0cm" fo:text-align="justify" style:justify-single-word="false"/>
      <style:text-properties style:font-name="Times New Roman1" fo:font-size="14pt" officeooo:paragraph-rsid="001760ca" style:font-size-asian="14pt" style:font-size-complex="14pt"/>
    </style:style>
    <style:style style:name="P12" style:family="paragraph" style:parent-style-name="Text_20_body">
      <style:paragraph-properties fo:margin-top="0cm" fo:margin-bottom="0cm" fo:text-align="justify" style:justify-single-word="false"/>
      <style:text-properties style:font-name="Times New Roman1" fo:font-size="14pt" officeooo:paragraph-rsid="0017f5e1" style:font-size-asian="14pt" style:font-size-complex="14pt"/>
    </style:style>
    <style:style style:name="P13" style:family="paragraph" style:parent-style-name="Text_20_body">
      <style:paragraph-properties fo:margin-top="0cm" fo:margin-bottom="0cm" fo:text-align="justify" style:justify-single-word="false"/>
      <style:text-properties style:font-name="Times New Roman1" fo:font-size="14pt" officeooo:paragraph-rsid="00196519" style:font-size-asian="14pt" style:font-size-complex="14pt"/>
    </style:style>
    <style:style style:name="P14" style:family="paragraph" style:parent-style-name="Text_20_body">
      <style:paragraph-properties fo:margin-top="0cm" fo:margin-bottom="0cm" fo:text-align="justify" style:justify-single-word="false"/>
      <style:text-properties style:font-name="Times New Roman1" fo:font-size="14pt" officeooo:paragraph-rsid="001ae21f" style:font-size-asian="14pt" style:font-size-complex="14pt"/>
    </style:style>
    <style:style style:name="P15" style:family="paragraph" style:parent-style-name="Text_20_body">
      <style:paragraph-properties fo:margin-top="0cm" fo:margin-bottom="0cm" fo:text-align="justify" style:justify-single-word="false"/>
      <style:text-properties style:font-name="Times New Roman1" fo:font-size="14pt" officeooo:paragraph-rsid="001afac8" style:font-size-asian="14pt" style:font-size-complex="14pt"/>
    </style:style>
    <style:style style:name="P16" style:family="paragraph" style:parent-style-name="Text_20_body">
      <style:paragraph-properties fo:margin-top="0cm" fo:margin-bottom="0cm" fo:text-align="justify" style:justify-single-word="false"/>
      <style:text-properties style:font-name="Times New Roman1" fo:font-size="14pt" officeooo:paragraph-rsid="001cf9f6" style:font-size-asian="14pt" style:font-size-complex="14pt"/>
    </style:style>
    <style:style style:name="P17" style:family="paragraph" style:parent-style-name="Text_20_body" style:list-style-name="L4">
      <style:paragraph-properties fo:margin-top="0cm" fo:margin-bottom="0cm" fo:text-align="justify" style:justify-single-word="false"/>
      <style:text-properties style:font-name="Times New Roman1" fo:font-size="14pt" officeooo:paragraph-rsid="0021b1e7" style:font-size-asian="14pt" style:font-size-complex="14pt"/>
    </style:style>
    <style:style style:name="P18" style:family="paragraph" style:parent-style-name="Text_20_body">
      <style:paragraph-properties fo:margin-top="0cm" fo:margin-bottom="0cm" fo:text-align="center" style:justify-single-word="false"/>
      <style:text-properties style:font-name="Times New Roman1" fo:font-size="14pt" officeooo:paragraph-rsid="00166b12" style:font-size-asian="14pt" style:font-size-complex="14pt"/>
    </style:style>
    <style:style style:name="P19" style:family="paragraph" style:parent-style-name="Text_20_body">
      <style:paragraph-properties fo:margin-top="0cm" fo:margin-bottom="0cm" fo:text-align="justify" style:justify-single-word="false"/>
      <style:text-properties style:font-name="Times New Roman1" fo:font-size="14pt" fo:language="uk" fo:country="UA" fo:font-weight="bold" officeooo:paragraph-rsid="0021b1e7" style:font-size-asian="14pt" style:font-weight-asian="bold" style:font-size-complex="14pt" style:font-weight-complex="bold"/>
    </style:style>
    <style:style style:name="P20" style:family="paragraph" style:parent-style-name="Text_20_body">
      <style:paragraph-properties fo:margin-top="0cm" fo:margin-bottom="0cm" fo:text-align="justify" style:justify-single-word="false"/>
      <style:text-properties style:font-name="Times New Roman1" fo:font-size="16pt" fo:font-weight="bold" style:font-size-asian="16pt" style:font-weight-asian="bold" style:font-size-complex="16pt" style:font-weight-complex="bold"/>
    </style:style>
    <style:style style:name="P21" style:family="paragraph" style:parent-style-name="Text_20_body">
      <style:paragraph-properties fo:margin-top="0cm" fo:margin-bottom="0cm" fo:text-align="justify" style:justify-single-word="false"/>
      <style:text-properties style:font-name="Times New Roman1" fo:font-size="16pt" fo:font-weight="bold" style:font-size-asian="16pt" style:font-size-complex="16pt"/>
    </style:style>
    <style:style style:name="P22" style:family="paragraph" style:parent-style-name="Text_20_body">
      <style:paragraph-properties fo:margin-top="0cm" fo:margin-bottom="0cm" fo:text-align="center" style:justify-single-word="false"/>
      <style:text-properties style:font-name="Times New Roman1" fo:font-size="15pt" fo:font-weight="bold" style:font-size-asian="15pt" style:font-size-complex="15pt"/>
    </style:style>
    <style:style style:name="P23" style:family="paragraph" style:parent-style-name="Text_20_body">
      <style:paragraph-properties fo:margin-top="0cm" fo:margin-bottom="0cm" fo:text-align="center" style:justify-single-word="false"/>
      <style:text-properties style:font-name="Times New Roman1" fo:font-size="15pt" fo:font-weight="bold" officeooo:paragraph-rsid="0017f5e1" style:font-size-asian="15pt" style:font-size-complex="15pt"/>
    </style:style>
    <style:style style:name="P24" style:family="paragraph" style:parent-style-name="Text_20_body" style:list-style-name="L4">
      <style:paragraph-properties fo:margin-top="0cm" fo:margin-bottom="0cm" fo:text-align="justify" style:justify-single-word="false"/>
      <style:text-properties officeooo:paragraph-rsid="0021b1e7"/>
    </style:style>
    <style:style style:name="P25"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1" fo:font-size="14pt" officeooo:paragraph-rsid="00166b12" style:font-size-asian="14pt" style:font-size-complex="14pt"/>
    </style:style>
    <style:style style:name="P26"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1" fo:font-size="15pt" fo:font-weight="bold" style:font-size-asian="15pt" style:font-weight-asian="bold" style:font-size-complex="15pt" style:font-weight-complex="bold"/>
    </style:style>
    <style:style style:name="P27"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1" fo:font-size="15pt" fo:font-weight="bold" officeooo:paragraph-rsid="001264ef" style:font-size-asian="15pt" style:font-weight-asian="bold" style:font-size-complex="15pt" style:font-weight-complex="bold"/>
    </style:style>
    <style:style style:name="P28" style:family="paragraph" style:parent-style-name="Text_20_body">
      <style:paragraph-properties fo:margin-left="0.794cm" fo:margin-right="0.794cm" fo:margin-top="0cm" fo:margin-bottom="0cm" fo:text-align="justify" style:justify-single-word="false" fo:text-indent="0cm" style:auto-text-indent="false"/>
      <style:text-properties style:font-name="Times New Roman1" fo:font-size="14pt" style:font-size-asian="14pt" style:font-size-complex="14pt"/>
    </style:style>
    <style:style style:name="P29" style:family="paragraph" style:parent-style-name="Text_20_body" style:list-style-name="L1">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666666" style:font-name="Trebuchet MS" fo:font-size="9.75pt" fo:letter-spacing="normal" fo:font-style="normal" fo:font-weight="normal"/>
    </style:style>
    <style:style style:name="P30" style:family="paragraph" style:parent-style-name="Text_20_body" style:list-style-name="L3">
      <style:paragraph-properties fo:margin-left="0cm" fo:margin-right="0cm" fo:margin-top="0cm" fo:margin-bottom="0cm" style:line-height-at-least="0.476cm" fo:text-align="justify" style:justify-single-word="false" fo:orphans="2" fo:widows="2" fo:text-indent="0cm" style:auto-text-indent="false" fo:padding="0cm" fo:border="none"/>
      <style:text-properties fo:font-variant="normal" fo:text-transform="none" fo:color="#666666" style:font-name="Trebuchet MS" fo:font-size="10pt" fo:letter-spacing="normal" fo:font-style="normal" fo:font-weight="normal"/>
    </style:style>
    <style:style style:name="P31"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32"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font-variant="normal" fo:text-transform="none" fo:color="#000000" style:font-name="Times New Roman1" fo:font-size="14pt" fo:letter-spacing="normal" fo:font-style="normal" fo:font-weight="normal" officeooo:paragraph-rsid="001f0e3c" style:font-size-asian="14pt" style:font-size-complex="14pt"/>
    </style:style>
    <style:style style:name="P33" style:family="paragraph" style:parent-style-name="Text_20_body" style:list-style-name="L2">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34" style:family="paragraph" style:parent-style-name="Text_20_body" style:list-style-name="L3">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35"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color="#000000" style:font-name="Times New Roman1" fo:font-size="14pt" style:font-size-asian="14pt" style:font-size-complex="14pt"/>
    </style:style>
    <style:style style:name="P36"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color="#000000" style:font-name="Times New Roman1" fo:font-size="14pt" officeooo:paragraph-rsid="001ded97" style:font-size-asian="14pt" style:font-size-complex="14pt"/>
    </style:style>
    <style:style style:name="P37"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color="#000000" style:font-name="Times New Roman1" fo:font-size="14pt" officeooo:paragraph-rsid="001f0e3c" style:font-size-asian="14pt" style:font-size-complex="14pt"/>
    </style:style>
    <style:style style:name="P38" style:family="paragraph" style:parent-style-name="Text_20_body" style:list-style-name="L2">
      <style:paragraph-properties fo:margin-left="0cm" fo:margin-right="0cm" fo:margin-top="0cm" fo:margin-bottom="0cm" style:line-height-at-least="0.476cm" fo:text-align="start" style:justify-single-word="false" fo:orphans="2" fo:widows="2" fo:text-indent="0cm" style:auto-text-indent="false" fo:padding="0cm" fo:border="none"/>
      <style:text-properties fo:color="#000000" style:font-name="Times New Roman1" fo:font-size="14pt" style:font-size-asian="14pt" style:font-size-complex="14pt"/>
    </style:style>
    <style:style style:name="P39" style:family="paragraph" style:parent-style-name="Text_20_body" style:list-style-name="L3">
      <style:paragraph-properties fo:margin-left="0cm" fo:margin-right="0cm" fo:margin-top="0cm" fo:margin-bottom="0cm" style:line-height-at-least="0.476cm" fo:text-align="start" style:justify-single-word="false" fo:orphans="2" fo:widows="2" fo:text-indent="0cm" style:auto-text-indent="false" fo:padding="0cm" fo:border="none"/>
      <style:text-properties fo:color="#000000" style:font-name="Times New Roman1" fo:font-size="14pt" style:font-size-asian="14pt" style:font-size-complex="14pt"/>
    </style:style>
    <style:style style:name="P40" style:family="paragraph" style:parent-style-name="Table_20_Contents">
      <style:paragraph-properties fo:margin-top="0cm" fo:margin-bottom="0cm" fo:text-align="justify" style:justify-single-word="false" fo:padding="0cm" fo:border="none"/>
      <style:text-properties style:font-name="Times New Roman1" fo:font-size="14pt" fo:language="en" fo:country="US" style:font-size-asian="14pt" style:font-size-complex="14pt"/>
    </style:style>
    <style:style style:name="P41" style:family="paragraph" style:parent-style-name="Table_20_Contents">
      <style:paragraph-properties fo:margin-top="0cm" fo:margin-bottom="0cm" fo:text-align="justify" style:justify-single-word="false" fo:padding="0cm" fo:border="none"/>
      <style:text-properties style:font-name="Times New Roman1" fo:font-size="14pt" fo:language="en" fo:country="US" fo:font-style="italic" officeooo:paragraph-rsid="001ae21f" style:font-size-asian="14pt" style:font-style-asian="italic" style:font-size-complex="14pt" style:font-style-complex="italic"/>
    </style:style>
    <style:style style:name="P42" style:family="paragraph" style:parent-style-name="Table_20_Contents">
      <style:paragraph-properties fo:margin-top="0cm" fo:margin-bottom="0cm" fo:text-align="justify" style:justify-single-word="false" fo:padding="0cm" fo:border="none"/>
      <style:text-properties style:font-name="Times New Roman1" fo:font-size="14pt" fo:language="en" fo:country="US" fo:font-style="italic" fo:font-weight="normal" officeooo:paragraph-rsid="001cf9f6" style:font-size-asian="14pt" style:font-style-asian="italic" style:font-weight-asian="normal" style:font-size-complex="14pt" style:font-style-complex="italic" style:font-weight-complex="normal"/>
    </style:style>
    <style:style style:name="P43" style:family="paragraph" style:parent-style-name="Table_20_Contents">
      <style:paragraph-properties fo:margin-top="0cm" fo:margin-bottom="0cm" fo:text-align="justify" style:justify-single-word="false" fo:padding="0cm" fo:border="none"/>
      <style:text-properties style:font-name="Times New Roman1" fo:font-size="14pt" style:font-size-asian="14pt" style:font-size-complex="14pt"/>
    </style:style>
    <style:style style:name="P44" style:family="paragraph" style:parent-style-name="Table_20_Contents">
      <style:paragraph-properties fo:margin-top="0cm" fo:margin-bottom="0cm" fo:text-align="justify" style:justify-single-word="false" fo:padding="0cm" fo:border="none"/>
      <style:text-properties style:font-name="Times New Roman1" fo:font-size="14pt" fo:font-style="italic" officeooo:paragraph-rsid="00196519" style:font-size-asian="14pt" style:font-style-asian="italic" style:font-size-complex="14pt" style:font-style-complex="italic"/>
    </style:style>
    <style:style style:name="P45" style:family="paragraph" style:parent-style-name="Table_20_Contents">
      <style:paragraph-properties fo:margin-top="0cm" fo:margin-bottom="0cm" fo:text-align="justify" style:justify-single-word="false" fo:padding="0cm" fo:border="none"/>
      <style:text-properties style:font-name="Times New Roman1" fo:font-size="14pt" fo:font-style="italic" officeooo:paragraph-rsid="001ae21f" style:font-size-asian="14pt" style:font-style-asian="italic" style:font-size-complex="14pt" style:font-style-complex="italic"/>
    </style:style>
    <style:style style:name="P46" style:family="paragraph" style:parent-style-name="Table_20_Contents">
      <style:paragraph-properties fo:margin-top="0cm" fo:margin-bottom="0cm" fo:text-align="justify" style:justify-single-word="false" fo:padding="0cm" fo:border="none"/>
      <style:text-properties style:font-name="Times New Roman1" fo:font-size="14pt" fo:font-style="italic" officeooo:paragraph-rsid="001afac8" style:font-size-asian="14pt" style:font-style-asian="italic" style:font-size-complex="14pt" style:font-style-complex="italic"/>
    </style:style>
    <style:style style:name="P47" style:family="paragraph" style:parent-style-name="Table_20_Contents">
      <style:paragraph-properties fo:margin-top="0cm" fo:margin-bottom="0cm" fo:text-align="justify" style:justify-single-word="false" fo:padding="0cm" fo:border="none"/>
      <style:text-properties style:font-name="Times New Roman1" fo:font-size="14pt" fo:font-style="italic" officeooo:paragraph-rsid="001cf9f6" style:font-size-asian="14pt" style:font-style-asian="italic" style:font-size-complex="14pt" style:font-style-complex="italic"/>
    </style:style>
    <style:style style:name="P48" style:family="paragraph" style:parent-style-name="Heading_20_3">
      <style:paragraph-properties fo:margin-left="0cm" fo:margin-right="0cm" fo:margin-top="0cm" fo:margin-bottom="0.132cm" style:line-height-at-least="0.714cm" fo:text-align="start" style:justify-single-word="false" fo:orphans="2" fo:widows="2" fo:text-indent="0cm" style:auto-text-indent="false" fo:padding="0cm" fo:border="none"/>
      <style:text-properties fo:color="#000000" style:font-name="Times New Roman1" fo:font-size="14pt" fo:font-weight="bold" style:font-size-asian="14pt" style:font-weight-asian="bold" style:font-size-complex="14pt" style:font-weight-complex="bold"/>
    </style:style>
    <style:style style:name="P49" style:family="paragraph" style:parent-style-name="Heading_20_3">
      <style:paragraph-properties fo:margin-top="0cm" fo:margin-bottom="0cm" fo:text-align="justify" style:justify-single-word="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T1" style:family="text">
      <style:text-properties fo:font-variant="normal" fo:text-transform="none"/>
    </style:style>
    <style:style style:name="T2" style:family="text">
      <style:text-properties fo:font-variant="normal" fo:text-transform="none" fo:font-weight="bold" style:font-weight-asian="bold" style:font-weight-complex="bold"/>
    </style:style>
    <style:style style:name="T3" style:family="text">
      <style:text-properties fo:font-variant="normal" fo:text-transform="none" fo:color="#666666" style:font-name="Trebuchet MS" fo:font-size="9.75pt" fo:letter-spacing="normal" fo:font-style="normal" fo:font-weight="normal"/>
    </style:style>
    <style:style style:name="T4" style:family="text">
      <style:text-properties fo:font-variant="normal" fo:text-transform="none" fo:color="#666666" style:font-name="Trebuchet MS" fo:font-size="9.75pt" fo:letter-spacing="normal" fo:font-style="normal" fo:font-weight="normal" officeooo:rsid="001ded97"/>
    </style:style>
    <style:style style:name="T5" style:family="text">
      <style:text-properties fo:font-variant="normal" fo:text-transform="none" fo:color="#666666" style:font-name="Trebuchet MS" fo:letter-spacing="normal" fo:font-style="normal" fo:font-weight="normal"/>
    </style:style>
    <style:style style:name="T6" style:family="text">
      <style:text-properties fo:font-variant="normal" fo:text-transform="none" fo:color="#666666" style:font-name="Trebuchet MS" fo:letter-spacing="normal" fo:font-style="normal" fo:font-weight="normal" officeooo:rsid="001ded97"/>
    </style:style>
    <style:style style:name="T7" style:family="text">
      <style:text-properties fo:font-variant="normal" fo:text-transform="none" fo:color="#666666" fo:letter-spacing="normal" fo:font-style="normal" fo:font-weight="normal"/>
    </style:style>
    <style:style style:name="T8" style:family="text">
      <style:text-properties fo:font-variant="normal" fo:text-transform="none" fo:color="#666666" fo:letter-spacing="normal" fo:font-style="normal" fo:font-weight="normal" officeooo:rsid="001ded97"/>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1ded97"/>
    </style:style>
    <style:style style:name="T11" style:family="text">
      <style:text-properties fo:font-variant="normal" fo:text-transform="none" fo:letter-spacing="normal" fo:font-style="normal" fo:font-weight="normal" officeooo:rsid="001f0e3c"/>
    </style:style>
    <style:style style:name="T12" style:family="text">
      <style:text-properties fo:font-variant="normal" fo:text-transform="none" fo:letter-spacing="normal" fo:font-style="normal" fo:font-weight="normal" officeooo:rsid="001f0e3c" style:font-weight-asian="normal" style:font-weight-complex="normal"/>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letter-spacing="normal" fo:font-style="normal" fo:font-weight="bold" officeooo:rsid="001ded97" style:font-weight-asian="bold" style:font-weight-complex="bold"/>
    </style:style>
    <style:style style:name="T15" style:family="text">
      <style:text-properties fo:font-variant="normal" fo:text-transform="none" fo:letter-spacing="normal" fo:font-style="normal" fo:font-weight="bold" style:font-style-asian="normal" style:font-weight-asian="bold" style:font-style-complex="normal" style:font-weight-complex="bold"/>
    </style:style>
    <style:style style:name="T16" style:family="text">
      <style:text-properties fo:font-variant="normal" fo:text-transform="none" fo:letter-spacing="normal" fo:font-style="italic" fo:font-weight="bold" style:font-style-asian="italic" style:font-weight-asian="bold" style:font-style-complex="italic" style:font-weight-complex="bold"/>
    </style:style>
    <style:style style:name="T17" style:family="text">
      <style:text-properties fo:font-variant="normal" fo:text-transform="none" fo:letter-spacing="normal" fo:font-weight="normal" officeooo:rsid="001f0e3c" style:font-weight-asian="normal" style:font-weight-complex="normal"/>
    </style:style>
    <style:style style:name="T18" style:family="text">
      <style:text-properties fo:font-variant="normal" fo:text-transform="none" fo:font-style="normal"/>
    </style:style>
    <style:style style:name="T19" style:family="text">
      <style:text-properties fo:font-variant="normal" fo:text-transform="none" officeooo:rsid="001f0e3c"/>
    </style:style>
    <style:style style:name="T20" style:family="text">
      <style:text-properties style:font-name="Times New Roman" fo:font-size="14pt"/>
    </style:style>
    <style:style style:name="T21" style:family="text">
      <style:text-properties style:font-name="Times New Roman" fo:font-size="14pt" fo:language="en" fo:country="US"/>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1ae21f" style:font-weight-asian="bold" style:font-weight-complex="bold"/>
    </style:style>
    <style:style style:name="T25" style:family="text">
      <style:text-properties fo:language="en" fo:country="US"/>
    </style:style>
    <style:style style:name="T26" style:family="text">
      <style:text-properties officeooo:rsid="00107a58"/>
    </style:style>
    <style:style style:name="T27" style:family="text">
      <style:text-properties fo:language="uk" fo:country="UA" officeooo:rsid="00107a58"/>
    </style:style>
    <style:style style:name="T28" style:family="text">
      <style:text-properties fo:language="uk" fo:country="UA" officeooo:rsid="00156d78"/>
    </style:style>
    <style:style style:name="T29" style:family="text">
      <style:text-properties officeooo:rsid="001264ef"/>
    </style:style>
    <style:style style:name="T30" style:family="text">
      <style:text-properties fo:font-size="15pt" style:font-size-asian="15pt" style:font-size-complex="15pt"/>
    </style:style>
    <style:style style:name="T31" style:family="text">
      <style:text-properties fo:font-size="15pt" fo:font-weight="bold" style:font-size-asian="15pt" style:font-weight-asian="bold" style:font-size-complex="15pt" style:font-weight-complex="bold"/>
    </style:style>
    <style:style style:name="T32" style:family="text">
      <style:text-properties officeooo:rsid="00156d78"/>
    </style:style>
    <style:style style:name="T33" style:family="text">
      <style:text-properties officeooo:rsid="00166b12"/>
    </style:style>
    <style:style style:name="T34" style:family="text">
      <style:text-properties officeooo:rsid="0016aa51"/>
    </style:style>
    <style:style style:name="T35" style:family="text">
      <style:text-properties officeooo:rsid="001760ca"/>
    </style:style>
    <style:style style:name="T36" style:family="text">
      <style:text-properties officeooo:rsid="0017f5e1"/>
    </style:style>
    <style:style style:name="T37" style:family="text">
      <style:text-properties officeooo:rsid="00196519"/>
    </style:style>
    <style:style style:name="T38" style:family="text">
      <style:text-properties officeooo:rsid="001ae21f"/>
    </style:style>
    <style:style style:name="T39" style:family="text">
      <style:text-properties officeooo:rsid="001afac8"/>
    </style:style>
    <style:style style:name="T40" style:family="text">
      <style:text-properties officeooo:rsid="001cf9f6"/>
    </style:style>
    <style:style style:name="T41" style:family="text">
      <style:text-properties officeooo:rsid="001ded97"/>
    </style:style>
    <style:style style:name="T42" style:family="text">
      <style:text-properties fo:color="#666666"/>
    </style:style>
    <style:style style:name="T43" style:family="text">
      <style:text-properties style:font-name="Trebuchet MS"/>
    </style:style>
    <style:style style:name="T44" style:family="text">
      <style:text-properties fo:font-size="9.75pt"/>
    </style:style>
    <style:style style:name="T45" style:family="text">
      <style:text-properties fo:letter-spacing="normal"/>
    </style:style>
    <style:style style:name="T46" style:family="text">
      <style:text-properties fo:letter-spacing="normal" officeooo:rsid="001f0e3c"/>
    </style:style>
    <style:style style:name="T47" style:family="text">
      <style:text-properties fo:letter-spacing="normal" fo:font-weight="bold" style:font-weight-asian="bold" style:font-weight-complex="bold"/>
    </style:style>
    <style:style style:name="T48" style:family="text">
      <style:text-properties fo:letter-spacing="normal" fo:font-weight="bold" officeooo:rsid="001f0e3c" style:font-weight-asian="bold" style:font-weight-complex="bold"/>
    </style:style>
    <style:style style:name="T49" style:family="text">
      <style:text-properties fo:font-style="normal"/>
    </style:style>
    <style:style style:name="T50" style:family="text">
      <style:text-properties fo:font-style="normal" officeooo:rsid="001f0e3c"/>
    </style:style>
    <style:style style:name="T51" style:family="text">
      <style:text-properties fo:font-weight="normal"/>
    </style:style>
    <style:style style:name="T52" style:family="text">
      <style:text-properties fo:font-weight="normal" officeooo:rsid="001f0e3c"/>
    </style:style>
    <style:style style:name="T53" style:family="text">
      <style:text-properties officeooo:rsid="001f0e3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color="#000000"/>
    </style:style>
    <style:style style:name="T56" style:family="text">
      <style:text-properties fo:color="#000000" style:font-name="Times New Roman1" fo:font-size="14pt" style:font-size-asian="14pt" style:font-size-complex="14pt"/>
    </style:style>
    <style:style style:name="T57" style:family="text">
      <style:text-properties officeooo:rsid="00159d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3">Установка Java SDK</text:h>
      <text:p text:style-name="P4"/>
      <text:p text:style-name="P32"><text:tab/>Первинною метою мови Java було надання можливості для програмістів писати одну програму, яка могла б працювати на будь-якій платформі. </text:p>
      <text:p text:style-name="P32"><text:tab/>Цю мету можна висловити афоризмом "<text:span text:style-name="T23">Write Once, Run Anywhere</text:span> "(написати один раз, виконувати скрізь) (<text:span text:style-name="T23">WORA</text:span>). Насправді все не так просто, але <text:s/>йде саме до цього. Підтримують цю мету різні компоненти технології Java. <text:tab/>Платформа Java <text:span text:style-name="T41">є</text:span> в трьох редакціях: <text:span text:style-name="T23">Standard, Enterprise і Mobile</text:span> (останні два призначені для розробки мобільних пристроїв). </text:p>
      <text:p text:style-name="P36"><text:span text:style-name="T10"><text:tab/>Для початку роботи вам потрібно з</text:span><text:span text:style-name="T9">авантажити і встановити </text:span><text:span text:style-name="T16">SDK </text:span><text:span text:style-name="T9">(software development kit – комплект для розробки програмного забезпечення). </text:span><text:span text:style-name="T10">Детальну інструкцію для </text:span><text:span text:style-name="T11">встановлення </text:span><text:span text:style-name="T10">будь-якої версії легко знайти в мережі </text:span><text:span text:style-name="T11">інтернет</text:span><text:span text:style-name="T10">.</text:span></text:p>
      <text:p text:style-name="P36"><text:span text:style-name="T10"><text:tab/>Найпростіше завантажити все потрібне ПЗ із сайту </text:span><text:span text:style-name="T14">Java Technology.</text:span><text:span text:style-name="T9"> У верхній середній частині сторінки ви побачите посилання на різні предметні області Java-технології. </text:span></text:p>
      <text:p text:style-name="P31"><text:tab/>Наступний крок – встановлення інтегрованого середовища розробки (integrated development environment – <text:span text:style-name="T54">IDE</text:span>).</text:p>
      <text:p text:style-name="P37"><text:span text:style-name="T9"><text:tab/>Інтегроване середовище розробки (IDE) приховує більшість з рутинних технічних подробиць роботи з мовою програмування Java, тому ви можете сконцентруватися на написанні та запуску коду. </text:span></text:p>
      <text:p text:style-name="P37"><text:span text:style-name="T9"><text:tab/>Тільки що встановлений вами JDK має декілька інструментальних засобів командного рядка, які надають можливість компілювати й виконувати Java-програми без IDE, але використання цих </text:span><text:span text:style-name="T11">засобів</text:span><text:span text:style-name="T9"> швидко </text:span><text:span text:style-name="T11">завдає багато клопоту для усіх неелементарних програм</text:span><text:span text:style-name="T9">. </text:span></text:p>
      <text:p text:style-name="P37"><text:span text:style-name="T9"><text:tab/>Використання IDE приховує деталі, надає інструменти для прискорення і по</text:span><text:span text:style-name="T11">кр</text:span><text:span text:style-name="T11">а</text:span><text:span text:style-name="T11">щ</text:span><text:span text:style-name="T9">ення роботи </text:span><text:span text:style-name="T11">т</text:span><text:span text:style-name="T11">а</text:span><text:span text:style-name="T9"> просто є більш зручним способом розробки програм.</text:span></text:p>
      <text:p text:style-name="P37"><text:span text:style-name="T9"><text:tab/></text:span><text:span text:style-name="T11">Сьогодні</text:span><text:span text:style-name="T9"> не </text:span><text:span text:style-name="T11">потрібно</text:span><text:span text:style-name="T9"> платити за </text:span><text:span text:style-name="T11">хороше</text:span><text:span text:style-name="T9"> IDE. </text:span><text:span text:style-name="T13">Eclipse IDE</text:span><text:span text:style-name="T9"> є проектом з відкритим вихідним кодом, який ви можете безкоштовно завантажити і використовувати. Eclipse зберігає і відслідковує ваш Java-код у файлах, розташованих у вашій файловій системі. Ви можете також використовувати Eclipse для роботи з кодом, розташованим в CVS-репозиторії. </text:span></text:p>
      <text:p text:style-name="P37"><text:span text:style-name="T9"><text:tab/>Доброю новиною є те, що Eclipse дозволяє вам працювати з потрібними файлами, але приховує деталі файлів при роботі з різними Java-конструкціями, такими як класи (які ми розглянемо докладно далі).</text:span></text:p>
      <text:p text:style-name="P35"><text:span text:style-name="T9"><text:tab/>Завантажити та </text:span><text:span text:style-name="T13">встановити Eclipse</text:span><text:span text:style-name="T9"> просто. Виконайте наступні дії:</text:span></text:p>
      <text:list xml:id="list22695650" text:style-name="L2">
        <text:list-item>
          <text:p text:style-name="P38"><text:span text:style-name="T9">Відкрийте браузер і перейдіть на Web-сайт Eclipse.</text:span></text:p>
        </text:list-item>
        <text:list-item>
          <text:p text:style-name="P33">Натисніть посилання <text:span text:style-name="T22">Downloads </text:span>в лівій частині сторінки.</text:p>
        </text:list-item>
        <text:list-item>
          <text:p text:style-name="P33">Натисніть посилання <text:span text:style-name="T22">Main Eclipse Download Site </text:span>для переходу на сторінку завантаження проекту Eclipse.</text:p>
        </text:list-item>
        <text:list-item>
          <text:p text:style-name="P33">Ви побачите список типів і назв версій компонування. <text:span text:style-name="T53">Оберіть версію.</text:span></text:p>
        </text:list-item>
        <text:list-item>
          <text:p text:style-name="P33">У середній частині сторінки ви побачите список Eclipse SDK для різних платформ; виберіть відповідну вашій платформі версію.</text:p>
        </text:list-item>
        <text:list-item>
          <text:p text:style-name="P33">Збережіть файл на ваш жорсткий диск.</text:p>
        </text:list-item>
        <text:list-item>
          <text:p text:style-name="P33"><text:soft-page-break/>Після завершення завантаження запустіть програму установки і встановіть Eclipse на вашому жорсткому диску, бажано в каталозі <text:span text:style-name="T53">із</text:span> зручн<text:span text:style-name="T53">ою</text:span> назвою в корені диска.</text:p>
        </text:list-item>
      </text:list>
      <text:p text:style-name="P35"><text:span text:style-name="T9"><text:tab/>Все, що залишилося – це налаштувати IDE.</text:span></text:p>
      <text:h text:style-name="P48" text:outline-level="3">Налаштування Eclipse</text:h>
      <text:p text:style-name="P35"><text:span text:style-name="T9"><text:tab/>Для використання Eclipse при написанні Java-коду ви повинні вказати Eclipse, де на вашій машині розташована платформа Java. Виконайте наступні дії:</text:span></text:p>
      <text:list xml:id="list22681445" text:style-name="L3">
        <text:list-item>
          <text:p text:style-name="P39"><text:span text:style-name="T9">Запустіть Eclipse, виконавши подвійне клацання мишкою на файлі eclipse.exe або на еквівалентному файлі для вашої платформи.</text:span></text:p>
        </text:list-item>
        <text:list-item>
          <text:p text:style-name="P34">Коли з'явиться екран Welcome, натисніть посилання <text:span text:style-name="T22">Go To The Workbench</text:span>. Це приведе вас в так звану перспективу Resource.</text:p>
        </text:list-item>
        <text:list-item>
          <text:p text:style-name="P34">Виберіть <text:span text:style-name="T22">Window&gt;Preferences&gt;Installed JREs</text:span>, Що дозволить вам вказати місце розташування вашо<text:span text:style-name="T53">го</text:span>Java-середовища, встановлено<text:span text:style-name="T53">го</text:span> в системі. </text:p>
        </text:list-item>
        <text:list-item>
          <text:p text:style-name="P39"><text:span text:style-name="T9">Eclipse знайде встановлені Java Runtime Environment (JRE), але ви повинні явно вказати одн</text:span><text:span text:style-name="T11">е</text:span><text:span text:style-name="T9"> з них, встановлен</text:span><text:span text:style-name="T11">е</text:span><text:span text:style-name="T9"> в розділі "Установка Java SDK". Це можна зробити в діалоговому вікні Preferences. Якщо Eclipse виводить існуючу JRE, виділіть її та натисніть </text:span>Edit<text:span text:style-name="T9">; В іншому випадку натисніть </text:span>Add<text:span text:style-name="T9">.</text:span></text:p>
        </text:list-item>
        <text:list-item>
          <text:p text:style-name="P34">Вкажіть шлях до папки JRE JDK, який ви встановили в розділі "Установка Java SDK".</text:p>
        </text:list-item>
        <text:list-item>
          <text:p text:style-name="P34">Натисніть <text:span text:style-name="T22">OK</text:span>.</text:p>
        </text:list-item>
      </text:list>
      <text:p text:style-name="P35"><text:span text:style-name="T9"><text:tab/>Тепер Eclipse налаштований на компілювання і запуск Java-коду. </text:span><text:span text:style-name="T12">О</text:span><text:span text:style-name="T12">т</text:span><text:span text:style-name="T12">о</text:span><text:span text:style-name="T12">ж, м</text:span><text:span text:style-name="T12">и </text:span><text:span text:style-name="T12">м</text:span><text:span text:style-name="T12">о</text:span><text:span text:style-name="T12">ж</text:span><text:span text:style-name="T12">е</text:span><text:span text:style-name="T12">м</text:span><text:span text:style-name="T12">о </text:span><text:span text:style-name="T12">з</text:span><text:span text:style-name="T12">а</text:span><text:span text:style-name="T12">г</text:span><text:span text:style-name="T12">л</text:span><text:span text:style-name="T12">и</text:span><text:span text:style-name="T12">б</text:span><text:span text:style-name="T12">и</text:span><text:span text:style-name="T12">т</text:span><text:span text:style-name="T12">и</text:span><text:span text:style-name="T12">с</text:span><text:span text:style-name="T12">ь </text:span><text:span text:style-name="T12">в </text:span><text:span text:style-name="T12">т</text:span><text:span text:style-name="T12">е</text:span><text:span text:style-name="T12">м</text:span><text:span text:style-name="T12">у </text:span><text:span text:style-name="T12">і</text:span><text:span text:style-name="T12">н</text:span><text:span text:style-name="T12">ди</text:span><text:span text:style-name="T12">в</text:span><text:span text:style-name="T12">і</text:span><text:span text:style-name="T12">д</text:span><text:span text:style-name="T12">у</text:span><text:span text:style-name="T12">а</text:span><text:span text:style-name="T12">л</text:span><text:span text:style-name="T12">ьн</text:span><text:span text:style-name="T12">о</text:span><text:span text:style-name="T12">г</text:span><text:span text:style-name="T12">о </text:span><text:span text:style-name="T12">з</text:span><text:span text:style-name="T12">а</text:span><text:span text:style-name="T12">в</text:span><text:span text:style-name="T12">да</text:span><text:span text:style-name="T12">н</text:span><text:span text:style-name="T12">н</text:span><text:span text:style-name="T12">я.</text:span></text:p>
      <text:p text:style-name="P20"/>
      <text:p text:style-name="P20">Концепції ООП</text:p>
      <text:p text:style-name="P27"><text:span text:style-name="T29"/></text:p>
      <text:p text:style-name="P27"><text:span text:style-name="T29">Поняття об'єкта</text:span></text:p>
      <text:p text:style-name="P7"><text:tab/>Java – це так зван<text:span text:style-name="T26">а</text:span> об'єктно-орієнтована <text:span text:style-name="T29">(ГО)</text:span> мова, за допомогою яко<text:span text:style-name="T27">ї</text:span> ви можете займатися об'єктно-орієнтованим програмуванням (ООП). Такий стиль програмування дуже відрізняється від процедурного програмування і може здатися трохи дивним для більшості програмістів, <text:span text:style-name="T26">які </text:span>не стикалися з ООП <text:span text:style-name="T26">раніше</text:span>. Перш за все, треба зрозуміти, що таке об'єкт; саме на цьому понятті базується ООП.</text:p>
      <text:p text:style-name="P8"><text:tab/>Об'єкт – це самостійний фрагмент коду, який знає про себе і може розповісти про це іншим об'єктам, якщо вони поставлять запитання, як<text:span text:style-name="T26">е</text:span> він розуміє. </text:p>
      <text:p text:style-name="P8"><text:tab/>Об'єкт має члени (змінні) і методи, що є питаннями, на які він може відповісти (навіть якщо вони не виглядають <text:span text:style-name="T26">як</text:span> питання). Набір методів, на які об'єкт знає як реагувати, <text:span text:style-name="T26">формують</text:span> його інтерфейс. </text:p>
      <text:p text:style-name="P8"><text:tab/>Деякі методи є загальнодоступними (Public), це означає, що інший об'єкт може викликати (або активізувати) їх. Цей набір методів відомий під назвою public-інтерфейс.</text:p>
      <text:p text:style-name="P7"><text:tab/>Коли один об'єкт викликає метод іншого об'єкта, це називається <text:soft-page-break/>передачею повідомлення. Ця фраза відповідає ГО-термінології, але найчастіше в Java-світі люди говорять "Викликати цей метод", а не "Передати це повідомлення ". </text:p>
      <text:p text:style-name="P18"><text:tab/></text:p>
      <text:p text:style-name="P18"><text:span text:style-name="T31">Концептуальний приклад об'єкта</text:span></text:p>
      <text:p text:style-name="P9"><text:tab/>Припустимо, що ми маємо об'єкт Людина. Кожен об'єкт Людина має ім'я, вік, національність і стать. Кожен об'єкт Людина знає, як говорити і ходити. Один об'єкт може запитати у іншого про його вік, або може cказа<text:span text:style-name="T28">ти</text:span>, щоб інший об'єкт почав (або закінчив) переміщення. </text:p>
      <text:p text:style-name="P9"><text:tab/>У термінах програмування ви можете створити об'єкт Person і призначити йому деякі змінні (наприклад, ім'я та вік). Якщо ви створили другий об'єкт Person, він може запитати у першого його вік або сказати йому почати переміщення. Він може зробити це шляхом виклику методів першого об'єкта Person. </text:p>
      <text:p text:style-name="P9"><text:tab/>Зазвичай концепція об'єкта залишається незмінною і в мові Java і в інших об'єктно-орієнтованих мовах програмування, хоча реалізують вони її по-різному. </text:p>
      <text:p text:style-name="P9"><text:tab/>Ця концепція універсальна. З цієї причини об'єктно-орієнтовані програмісти, незалежно від застосовувано<text:span text:style-name="T32">ї</text:span> ними мови, спілкуються не так, як процедурні програмісти. Процедурні програмісти часто говорять про функції та модул<text:span text:style-name="T32">і</text:span>. Об'єктно-орієнтовані програмісти кажуть про об'єкти і часто говорять про них, використовуючи особисті займенники. Ви часто можете почути, як один ГО-програміст каже іншому: "Цей об'єкт Supervisor говорить тут об'єкту Employee" Дай мені свій ID ", оскільки він повинен призначити завдання для Employee".</text:p>
      <text:p text:style-name="P7"><text:tab/>Процедурні програмісти можуть вважати такий спосіб мислення дивним, але він є природним для ГО-програмістів. У їх програмному світі все є об'єктом (з деякими винятками в мові Java), а програми <text:span text:style-name="T32">є</text:span> взаємоді<text:span text:style-name="T32">єю</text:span> (або розмов<text:span text:style-name="T32">ою</text:span>) об'єктів між собою.</text:p>
      <text:p text:style-name="P26"/>
      <text:p text:style-name="P26">Фундаментальні принципи ООП</text:p>
      <text:p text:style-name="P7"><text:tab/>Природно, концепція об'єкта є критичним поняттям для ООП, як ідея про те, що об'єкти спілкуються між собою за допомогою повідомлень. Але існують також три інших фундаментальних принципи, які ви повинні розуміти.</text:p>
      <text:p text:style-name="P7">Ви можете запам'ятати три фундаментальних принципи ООП за допомогою акроніму PIE (ПНІ):</text:p>
      <text:p text:style-name="P28">§<text:span text:style-name="T1">  </text:span><text:span text:style-name="T22">P</text:span>olymorphism (Поліморфізм)</text:p>
      <text:p text:style-name="P28">§<text:span text:style-name="T1">  </text:span><text:span text:style-name="T22">I</text:span>nheritance (Спадкування)</text:p>
      <text:p text:style-name="P28">§<text:span text:style-name="T1">  </text:span><text:span text:style-name="T22">E</text:span>ncapsulation (Інкапсуляція)</text:p>
      <text:p text:style-name="P7"><text:tab/>Це всі незвичайні назви, але ці концепції не важко зрозуміти. У наступних декількох розділах ми детально розглянемо кожну з них у зворотному порядку.</text:p>
      <text:p text:style-name="P26"/>
      <text:p text:style-name="P26">Інкапсуляція</text:p>
      <text:p text:style-name="P9"><text:soft-page-break/><text:tab/>Згадайте, що об'єкт є самодостатньою сутністю, що містить елементи даних і дії, які він може виконати з цими елементами. Це реалізація принципу, відомого під назвою приховування інформації. Ідея полягає в наступному. Об'єкт знає про себе. Якщо інший об'єкт хоче дізнатися інформацію про іншо<text:span text:style-name="T32">го</text:span> об'єкт<text:span text:style-name="T32">а</text:span>, він повинен запитати <text:span text:style-name="T32">її</text:span>. </text:p>
      <text:p text:style-name="P9"><text:tab/>У термінах ООП він повинен надіслати повідомлення об'єкту, наприклад, для запиту інформації про його вік. У термінах Java він повинен викликати метод об'єкта, який повертає вік.</text:p>
      <text:p text:style-name="P7"><text:tab/>Інкапсуляція гарантує індивідуальність кожного об'єкта, а програми представляють собою спілкування між об'єктами. Мова програмування Java дозволяє програмісту порушити цей принцип, але це майже завжди є поганою ідеєю.</text:p>
      <text:p text:style-name="P25"><text:tab/></text:p>
      <text:p text:style-name="P25"><text:span text:style-name="T31">Успадкування</text:span></text:p>
      <text:p text:style-name="P9"><text:tab/>При вашому народженні, говорячи з біологічної точки зору, ви були комбінацією ДНК ваших батьків. Ви не були точною копією жодного з них, але були схожі на обох. </text:p>
      <text:p text:style-name="P9"><text:tab/>ГО використовує для об'єктів цей же принцип. Уявіть знову об'єкт Людина. Згадайте, що кожен цей об'єкт має національність. Не всі ці об'єкти мають однакову національність, але чи не є вони схожими? Звичайно! Це не Коні, або Шимпанзе, або Кити. Це об'єкт Людина. Всі об'єкти Людина мають певні спільні ознаки, що відрізняють їх від тварин інших типів. Але вони трохи відрізняються один від одного. Чи схож<text:span text:style-name="T32">а</text:span> Дитина на Підлітка? Ні. Вони рухаються і говорять по-різному. Але Дитина безумовно є Людиною.</text:p>
      <text:p text:style-name="P10"><text:tab/>У термінах ООП Людина і Дитина є класами в одній ієрархії і (найімовірніше) Дитина успадковує характеристики і поведінку від свого батька. Ми говоримо, що конкретн<text:span text:style-name="T32">а</text:span> Дитина має тип Людина, або що ц<text:span text:style-name="T32">я</text:span> Дитина успадковується з об'єкта Людина. Це не спрацьовує у зворотний бік – Людина не обов'язково Дитина. Кожен об'єкт Дитина є екземпляром класу Дитина, і коли ми створюємо об'єкт Дитина, ми створюємо його <text:span text:style-name="T33">екземпляр</text:span>. Уявляйте клас як шаблон для реалізації відповідного класу. Звичайно те, що може робити об'єкт, залежить від типу об'єкта або, іншими словами, від того, <text:span text:style-name="T33">екземпляр</text:span>ом якого класу він є. І Дитина, і Підліток мають тип Людина, але один може працювати, а інш<text:span text:style-name="T33">ий</text:span> н<text:span text:style-name="T33">і</text:span>.</text:p>
      <text:p text:style-name="P10"><text:tab/>У термінах Java Людина – це суперклас класів Дитина і Підліток, які є підкласами класу Людина. Ще однією концепцією, пов'язаної з <text:span text:style-name="T33">у</text:span>спадкуванням, є абстракція. </text:p>
      <text:p text:style-name="P10"><text:tab/>Людина перебуває на більш високому рівні абстракції, ніж Дитина або Підліток. Обидва вони мають тип Людина, але дещо відрізняються. Всі об'єкти Людина мають деякі загальні властивості (наприклад, ім'я та вік). Ви можете створити екземпляр класу Людина? Ні. Ви маєте або екземпляр класу Дитина, <text:span text:style-name="T33">або</text:span> класу Підліток. </text:p>
      <text:p text:style-name="P10"><text:tab/>Людина, в термінах Java, є абстрактним класом. Ви не можете мати прямий екземпляр класу Людина. Тільки Дитина або Підліток, які обидва мають <text:soft-page-break/>тип Людина, є реальними. </text:p>
      <text:p text:style-name="P26"/>
      <text:p text:style-name="P26">Поліморфізм</text:p>
      <text:p text:style-name="P10"><text:span text:style-name="T33"><text:tab/>Чи </text:span>"Говорить" Дитина <text:span text:style-name="T33"><text:s/></text:span>так як Підліток? Звичайно ж, ні. Дитина видає шум, який не завжди є розпізнаваними словами, які використовують об'єкти <text:span text:style-name="T33">класу </text:span>Підліток. Тому, коли <text:span text:style-name="T33">ми</text:span> створю<text:span text:style-name="T33">ємо</text:span> <text:span text:style-name="T33">екземпляр</text:span> об'єкта Дитина (вислів "створити екземпляр Дитини" означає те ж саме – мається на увазі слово "об'єкт") і вказу<text:span text:style-name="T33">ємо</text:span> йому "говорити", він може <text:span text:style-name="T33">белькотіти </text:span>або <text:span text:style-name="T33">бубоніти</text:span>. <text:span text:style-name="T33">Вважається</text:span>, що Підліток буде більш чіткий.</text:p>
      <text:p text:style-name="P7"><text:tab/>В ієрархії людства ми маємо клас Людина на вершині ієрархії і класи Дитина і Підліток нижче, в якості підкласів. Всі об'єкти Людина можуть говорити, тому об'єкти Дитина і Підліток теж можуть, але роблять це по-різному. Дитина <text:span text:style-name="T33">белькоче</text:span> і видає найпростіші звуки. Підліток вимовляє слова. Ось що означає поліморфізм: об'єкти роблять речі по-різному.</text:p>
      <text:p text:style-name="P7"/>
      <text:p text:style-name="P22"><text:span text:style-name="T33">Особливості</text:span> об'єктно<text:span text:style-name="T33">ї </text:span>орієнтован<text:span text:style-name="T33">о</text:span>ст<text:span text:style-name="T33">і</text:span> мови Java</text:p>
      <text:p text:style-name="P7"><text:tab/><text:span text:style-name="T33">М</text:span>ова Java дозволяє створювати <text:span text:style-name="T33">повноціні</text:span> об'єкти, але не вс<text:span text:style-name="T33">е</text:span> у мові є об'єктом. Це трохи не так, як у деяких інших об'єктних мовах, наприклад Smalltalk. Smalltalk є чист<text:span text:style-name="T33">ою</text:span> об'єктно-орієнтованою мовою, тобто все <text:span text:style-name="T33">у</text:span> н<text:span text:style-name="T33">ій</text:span> є об'єктом. Мова Java є сумішшю об'єктів та інших сутностей, які не є об'єктами. <text:tab/>В<text:span text:style-name="T33">она</text:span> також дозволяє одному об'єкту знати <text:span text:style-name="T33">вміст</text:span> іншого, якщо ви, як програміст, реалізуєте таку можливість. <text:span text:style-name="T23">Це порушує принцип інкапсуляції</text:span>.</text:p>
      <text:p text:style-name="P7"><text:tab/>Проте мов<text:span text:style-name="T33">а</text:span> програмування Java також надає кожному програмісту інструменти, необхідні для <text:span text:style-name="T34">дотримання</text:span> всі<text:span text:style-name="T34">х</text:span> правил ООП і створення дуже гарного об'єктно-орієнтованого коду. Але це вимагає деякої дисципліни. Мова не змушує вас робити <text:span text:style-name="T34">типові</text:span> речі.</text:p>
      <text:p text:style-name="P7"><text:tab/>Хоча багато затят<text:span text:style-name="T34">их</text:span> прихильник<text:span text:style-name="T34">ів</text:span> об'єктно-орієнтованого підходу справедливо сперечаються про те, чи є мова Java об'єктно-орієнтован<text:span text:style-name="T34">ою</text:span> чи ні, це насправді не так вже й важливо. <text:span text:style-name="T23">Платформа Java з'явилася, щоб залишитися.</text:span> Мова Java дозволить вам писати зрозумілі, <text:span text:style-name="T34">в плані </text:span>лаконічн<text:span text:style-name="T34">ості</text:span> і керован<text:span text:style-name="T34">ості</text:span> програми, які <text:span text:style-name="T34">вдало підходять</text:span> для більшості професійних <text:span text:style-name="T34">потреб</text:span>.</text:p>
      <text:p text:style-name="P21"/>
      <text:p text:style-name="P21">Мова Java зсередини</text:p>
      <text:p text:style-name="P7"/>
      <text:p text:style-name="P22">Як працює платформа Java</text:p>
      <text:p text:style-name="P11"><text:tab/>У мові Java, як і в багатьох інших мовах програмування, для створення програми ви пишете вихідний код, потім компіл<text:span text:style-name="T35">юєте</text:span> його; компілятор перевіряє відповідність вашого коду синтаксичним правилам мови. </text:p>
      <text:p text:style-name="P11"><text:tab/>Java-платформа додає ще один крок до цього процесу. Після компіляції Java-коду виходять байт-коди. Віртуальна машина Java (JVM) потім інтерпретує ці байт-коди під час виконання – тобто тоді, коли ви запускаєте Java-програму.</text:p>
      <text:p text:style-name="P11"><text:tab/>З точки зору файлової системи при написанні коду ви створюєте файл з розширенням <text:span text:style-name="T35">.</text:span>Java. Після компілювання цього файлу компілятор Java створює файл з розширенням .Class, який містить байт-коди. JVM читає і інтерпретує <text:soft-page-break/>цей файл під час виконання, і те, як вона робить це, залежить від платформи, на якій ви працюєте. </text:p>
      <text:p text:style-name="P11"><text:tab/>Для роботи на інших платформах ви повинні відкомпілювати ваш вихідний код з бібліотеками, специфічними для цієї платформи. Як ви розумієте, <text:span text:style-name="T35">відоме правило</text:span> "Write Once, Run Anywhere" (написати один раз, запускати всюди) перетворюється у вислів "Write Once, Test Anywhere" (написати один раз, перевірити скрізь). Існують тонкі (або не <text:span text:style-name="T35">дуже</text:span> тонкі) відмінності платформ, які можуть викликати різне виконання вашого коду на різних платформах.</text:p>
      <text:p text:style-name="P11"/>
      <text:p text:style-name="P22">Прибирання сміття</text:p>
      <text:p text:style-name="P7"><text:tab/>При створенні Java-об'єктів JRE автоматично виділяє оперативну пам'ять для цього об'єкта з купи, яка представляє собою великий пул пам'яті, доступний на вашій машині. Система <text:span text:style-name="T35">сумлінно</text:span> відстежує ці об'єкти за вас. Коли ваша програма більше не використовує їх, JRE позб<text:span text:style-name="T35">увається</text:span> <text:span text:style-name="T35">їх</text:span>. Вам не потрібно про це турбуватися.</text:p>
      <text:p text:style-name="P11"><text:tab/>Якщо ви писали які-небудь програми на мові програмування C ++, як<text:span text:style-name="T35">а</text:span> теж є об'єктно-орієнтован<text:span text:style-name="T35">ою</text:span>, то знаєте, що як програміст ви повинні <text:span text:style-name="T35">виділяти (резервувати)</text:span> і звільняти пам'ять для ваших об'єктів явно за допомогою функцій malloc() і free(). </text:p>
      <text:p text:style-name="P11"><text:tab/>Для програмістів це обтяжлив<text:span text:style-name="T35">е</text:span> завдання. Вон<text:span text:style-name="T35">о</text:span> також і небезпечн<text:span text:style-name="T35">е</text:span>, оскільки може призвести до витоку пам'яті у ваших програмах. <text:tab/></text:p>
      <text:p text:style-name="P11"><text:tab/>Витік пам'яті – це ніщо інше, як “<text:span text:style-name="T35">дірка”</text:span>, <text:span text:style-name="T35">яка</text:span> поглинає оперативну пам'ять із загрозливою швидкістю, що навантажує процесор машини, на якій працює ваша програма. </text:p>
      <text:p text:style-name="P11"><text:tab/>Java-платформа звільняє вас від будь-яких <text:span text:style-name="T35">переживань</text:span> з цього приводу, оскільки вона має так званий <text:span text:style-name="T23">прибиральник сміття</text:span>.</text:p>
      <text:p text:style-name="P11"><text:tab/>Складальник сміття в Java – це фоновий процес, який займається видаленням об'єктів, <text:span text:style-name="T35">що не використовуються</text:span> замість того, щоб змушувати вас робити це явно. Комп'ютери чудово підходять для спостереження за тисячами речей і для розміщення ресурсів. </text:p>
      <text:p text:style-name="P11"><text:tab/>Java-платформа дозволяє комп'ютерам робити це. Вона зберігає лічильник посилань для кожного об'єкту в пам'яті. Ви можете вручну викликати збирач сміття, але <text:span text:style-name="T36">це не дуже часто роблять, бо</text:span> <text:span text:style-name="T36">в</text:span>ін зазвичай працює сам по собі<text:span text:style-name="T36">. </text:span></text:p>
      <text:p text:style-name="P5"/>
      <text:p text:style-name="P22"><text:span text:style-name="T36">Порівняння </text:span>IDE <text:span text:style-name="T36">та</text:span> інструментів командного рядка</text:p>
      <text:p text:style-name="P12"><text:tab/>Java-платформа <text:span text:style-name="T36">встановлюється</text:span> з інструментами командного рядка, які дозволяють компілювати ( javac ) і запускати ( java ) Java-програми. Т<text:span text:style-name="T36">оді</text:span> навіщо <text:s/>використовувати таку IDE як Eclipse? </text:p>
      <text:p text:style-name="P12"><text:tab/>Причина полягає в тому, що використання інструментів командного рядка може <text:span text:style-name="T36">завдати мороки</text:span> <text:span text:style-name="T36">при </text:span><text:s/>робот<text:span text:style-name="T36">і</text:span> з програмами будь-якої складності. Вони є під рукою, коли необхідні, але використання IDE у більшості ситуацій є більш мудрим <text:span text:style-name="T36">та простим</text:span> рішенням.</text:p>
      <text:p text:style-name="P12"><text:tab/>Головною <text:span text:style-name="T36">перевагою</text:span> використання IDE є управління файлами і шляхами в самій IDE і наявність майстрів, що допомагають вам при необхідності змінити <text:soft-page-break/><text:span text:style-name="T36">властивості </text:span>виконання. </text:p>
      <text:p text:style-name="P12"><text:tab/>Якщо я хочу відкомпілювати Java-програму за допомогою інструмента командного рядка javac, <text:span text:style-name="T36">т</text:span>о <text:span text:style-name="T36">мушу</text:span> заздалегідь потурбуватися про встановлення змінної <text:span text:style-name="T36">середовища </text:span>CLASSPATH, <text:span text:style-name="T36">д</text:span>ля того щоб JRE зміг знайти мої класи, або я повин<text:span text:style-name="T36">на</text:span> встановити цю змінну під час компілювання. </text:p>
      <text:p text:style-name="P12"><text:tab/>У такій IDE як Eclipse все, що я <text:span text:style-name="T36">маю</text:span> зробити – це вказати Eclipse, де знайти мою JRE. Якщо мій код використовує класи, які я не напис<text:span text:style-name="T36">ла</text:span>, все що я повин<text:span text:style-name="T36">на</text:span> зробити – це вказати Eclipse бібліотеки, на які посилається мій код, і їхнє місце розташування. Це набагато простіше, ніж використання командно<text:span text:style-name="T36">ї</text:span> <text:span text:style-name="T36">стрічки</text:span> для введення довгих рядків, що вказують classpath.</text:p>
      <text:p text:style-name="P7"><text:tab/>Якщо ви хочете або змушені використовувати інструменти командного рядка, то можете знайти додаткову інформацію щодо їх використання на Web-сайті Sun з Java-технології.</text:p>
      <text:p text:style-name="P7"/>
      <text:p text:style-name="P21">ООП з використанням Java-технології</text:p>
      <text:p text:style-name="P21"/>
      <text:p text:style-name="P23"><text:span text:style-name="T36">Вступ</text:span></text:p>
      <text:p text:style-name="P12"><text:tab/>Java-технологія охоплює велику область, але <text:span text:style-name="T36">мова</text:span> сам<text:span text:style-name="T36">а</text:span> по собі не є дуже великим. Однак описати <text:span text:style-name="T36">її</text:span> – не просте завдання. <text:span text:style-name="T36">Ми зараз</text:span> не розглядає<text:span text:style-name="T36">мо</text:span> мову повністю, <text:span text:style-name="T36">а лише те</text:span>, що <text:span text:style-name="T36">н</text:span>ам необхідно знати для початку роботи з мовою, і те, з чим <text:span text:style-name="T36">м</text:span>и най<text:span text:style-name="T36">і</text:span>мовірн<text:span text:style-name="T36">іше</text:span> <text:span text:style-name="T36">зустрінемось</text:span> як програміст<text:span text:style-name="T36">и</text:span>. </text:p>
      <text:p text:style-name="P12"><text:span text:style-name="T36"><text:tab/>Є багато підручників, </text:span><text:span text:style-name="T37">де</text:span> розглянуті різні аспекти мови Java, додаткові корисні бібліотеки фірми Sun (та інших джерел) і навіть різні IDE.</text:p>
      <text:p text:style-name="P13"><text:tab/>Більшість посібників для початківців читаються як довідкові книги за специфікацією мови. Спочатку ви бачите всі синтаксичні правила, потім деякі приклади використання, потім більш складні теми, наприклад, об'єкти. </text:p>
      <text:p text:style-name="P13"><text:tab/>Ми не будемо дотримуватися <text:span text:style-name="T37">такої</text:span> схеми тому, що головною причиною поганого об'єктно-орієнтованого коду в програмах на Java є відсутність заглибленості початківців програмістів в об'єкти з самого початку навчання. Об'єкти розглядаються як додаткова можливість, або допоміжна тема. </text:p>
      <text:p text:style-name="P5"/>
      <text:p text:style-name="P22">Структура Java-об'єкта</text:p>
      <text:p text:style-name="P7">Згада<text:span text:style-name="T37">ємо</text:span>, що об'єкт являє собою інкапсульован<text:span text:style-name="T37">у</text:span> сутність, яка знає про себе і може виконувати будь-які дії при відповідному запиті. Кожна мова має свої правила визначення об'єкта. У Java об'єкти зазвичай виглядають так, як п<text:span text:style-name="T37">оказано</text:span> <text:span text:style-name="T37">нише</text:span>, хоча вони можуть і не мати всіх цих частин:</text:p>
      <text:p text:style-name="P7"/>
      <text:p text:style-name="P1"><text:span text:style-name="T25">package <text:s/>packageName ;</text:span></text:p>
      <text:p text:style-name="P44"><text:span text:style-name="T25">import <text:s/>packageNameToImport ;</text:span></text:p>
      <text:p text:style-name="P44"><text:span text:style-name="T25"><text:s text:c="2"/>accessSpecifier <text:s/>class <text:s/>ClassName <text:s/>{</text:span></text:p>
      <text:p text:style-name="P44"><text:s text:c="7"/><text:span text:style-name="T25">accessSpecifier</text:span></text:p>
      <text:p text:style-name="P44"><text:s text:c="3"/><text:span text:style-name="T25">dataType</text:span></text:p>
      <text:p text:style-name="P44"><text:s text:c="3"/><text:span text:style-name="T25">variableName <text:s/>[= <text:s/>initialValue <text:s/>];</text:span></text:p>
      <text:p text:style-name="P44"><text:s text:c="7"/>…</text:p>
      <text:p text:style-name="P44"><text:soft-page-break/><text:span text:style-name="T25">accessSpecifier ClassName (</text:span>аргументи<text:span text:style-name="T25">) {</text:span></text:p>
      <text:p text:style-name="P44">оператор <text:span text:style-name="T25">(</text:span>оператори<text:span text:style-name="T25">) </text:span>конструктора</text:p>
      <text:p text:style-name="P44"><text:s text:c="6"/><text:span text:style-name="T25">}</text:span></text:p>
      <text:p text:style-name="P44"><text:s text:c="7"/><text:span text:style-name="T25">accessSpecifier</text:span></text:p>
      <text:p text:style-name="P44"><text:s text:c="3"/><text:span text:style-name="T25">returnValueDataType</text:span></text:p>
      <text:p text:style-name="P44">methodName (аргументи) {</text:p>
      <text:p text:style-name="P44">оператор (оператори)</text:p>
      <text:p text:style-name="P44"><text:s text:c="6"/>}</text:p>
      <text:p text:style-name="P44">}</text:p>
      <text:p text:style-name="P7"><text:line-break/>Тут присутні кілька концепцій.</text:p>
      <text:p text:style-name="P7"/>
      <text:p text:style-name="P5"><text:tab/>Пакети (package)</text:p>
      <text:p text:style-name="P7"><text:tab/>Оголошення package йде першим при визначенні класу:</text:p>
      <text:p text:style-name="P1"><text:span text:style-name="T25">package <text:s/>packageName ;</text:span></text:p>
      <text:p text:style-name="P13"><text:tab/>Кожен Java-об'єкт існує в пакеті. Якщо ви не вкажете явно, до якого з них він належить, Java помістить його в пакет за замовчуванням. </text:p>
      <text:p text:style-name="P13"><text:tab/>Пакет – це просто набір об'єктів, кожен з яких (зазвичай) якось пов'язаний з іншими об'єктами в пакеті. Пакет посилається на шлях до файлу у вашій файловій системі. Назви пакетів використовують схему з точками для перетворення цього шляху до файлу у відповідний вигляд для Java-платформи. <text:tab/>Кожна частина назви пакету називається вузлом.</text:p>
      <text:p text:style-name="P7">Наприклад, у пакеті java.util.ArrayList “java” – <text:span text:style-name="T37">ц</text:span>е вузол, util – <text:span text:style-name="T37">в</text:span>узол і ArrayList – <text:span text:style-name="T37">т</text:span>еж вузол. Останній вузол посилається на файл ArrayList.java.</text:p>
      <text:p text:style-name="P7"/>
      <text:p text:style-name="P5"><text:tab/>Вирази import</text:p>
      <text:p text:style-name="P7"><text:tab/>У визначенні класу далі йдуть висловлювання import:</text:p>
      <text:p text:style-name="P44"><text:span text:style-name="T25">import <text:s/>packageNameToImport ;</text:span></text:p>
      <text:p text:style-name="P44"><text:span text:style-name="T25">…</text:span></text:p>
      <text:p text:style-name="P44"><text:span text:style-name="T25"/></text:p>
      <text:p text:style-name="P14"><text:tab/>Коли ваш об'єкт використовує об'єкти з інших пакетів, Java-компілятор повинен знати, де їх знайти. Вирази <text:span text:style-name="T23">import </text:span>вказують компілятору місцерозташування використовуваних вами класів. </text:p>
      <text:p text:style-name="P14"><text:tab/>Наприклад, якщо б я хоті<text:span text:style-name="T37">ла</text:span> використовувати клас ArrayList з пакету java.util, <text:span text:style-name="T37">т</text:span>о повин<text:span text:style-name="T37">на</text:span> написати такий вираз:</text:p>
      <text:p text:style-name="P44">import java.util.ArrayList;</text:p>
      <text:p text:style-name="P14"><text:tab/>Кожен вираз import закінчується крапкою з комою, як і більшість висловів у мові Java. Ви можете мати скільки завгодно виразів import для вказівки Java місця розташування використовуваних вами класів. </text:p>
      <text:p text:style-name="P14"><text:tab/>Наприклад, якщо б я хоті<text:span text:style-name="T38">ла</text:span> використовувати клас ArrayList з пакету java.util і клас BigInteger з пакету java.math, <text:span text:style-name="T38">т</text:span>о м<text:span text:style-name="T38">огла б</text:span> написати такі вирази:</text:p>
      <text:p text:style-name="P14"/>
      <text:p text:style-name="P41">import java.util.ArrayList;</text:p>
      <text:p text:style-name="P41">import java.math.BigInteger;</text:p>
      <text:p text:style-name="P7"/>
      <text:p text:style-name="P14"><text:soft-page-break/><text:tab/>Якщо ви імпортуєте більше одного класу з одного і того ж пакету, то можете використовувати скорочений запис. </text:p>
      <text:p text:style-name="P14"><text:tab/>Наприклад, якщо б я хоті<text:span text:style-name="T38">ла</text:span> використовувати ArrayList і HashMap, <text:span text:style-name="T38">о</text:span>бидва з пакету java.util, <text:span text:style-name="T38">я</text:span> м<text:span text:style-name="T38">огла б</text:span> імпортувати їх наступним чином:</text:p>
      <text:p text:style-name="P45">import java.util.*;</text:p>
      <text:p text:style-name="P7"><text:tab/>Ви повинні вказувати вираз import для кожного унікального пакета, з якого ви виконуєте <text:span text:style-name="T38">вставку</text:span>.</text:p>
      <text:p text:style-name="P5"/>
      <text:p text:style-name="P5"><text:tab/>Оголошення класу</text:p>
      <text:p text:style-name="P7"><text:tab/>Далі йде визначення класу:</text:p>
      <text:p text:style-name="P2"><text:span text:style-name="T25"/></text:p>
      <text:p text:style-name="P2"><text:span text:style-name="T25">accessSpecifier <text:s/>class <text:s/>ClassName <text:s/>{</text:span></text:p>
      <text:p text:style-name="P45"><text:s text:c="7"/><text:span text:style-name="T25">accessSpecifier</text:span></text:p>
      <text:p text:style-name="P45"><text:s text:c="3"/><text:span text:style-name="T25">dataType</text:span></text:p>
      <text:p text:style-name="P45"><text:s text:c="3"/><text:span text:style-name="T25">variableName <text:s/>[= <text:s/>initialValue <text:s/>];</text:span></text:p>
      <text:p text:style-name="P45"><text:s text:c="7"/>…</text:p>
      <text:p text:style-name="P45"><text:span text:style-name="T25">accessSpecifier ClassName (</text:span>аргументи<text:span text:style-name="T25">) {</text:span></text:p>
      <text:p text:style-name="P45">оператор <text:span text:style-name="T25">(</text:span>оператори<text:span text:style-name="T25">) </text:span>конструктора</text:p>
      <text:p text:style-name="P45"><text:s text:c="6"/><text:span text:style-name="T25">}</text:span></text:p>
      <text:p text:style-name="P45"><text:s text:c="7"/><text:span text:style-name="T25">accessSpecifier</text:span></text:p>
      <text:p text:style-name="P45"><text:s text:c="3"/><text:span text:style-name="T25">returnValueDataType</text:span></text:p>
      <text:p text:style-name="P45">methodName (аргументи) {</text:p>
      <text:p text:style-name="P45">оператор (оператори)</text:p>
      <text:p text:style-name="P45"><text:s text:c="6"/>}</text:p>
      <text:p text:style-name="P45">}</text:p>
      <text:p text:style-name="P7"/>
      <text:p text:style-name="P7"><text:tab/>Ви визначаєте Java-об'єкт як клас. Уявляйте клас як шаблон для об'єкта, приблизно як форму для печива. Клас визначає тип об'єкта, який ви можете створити з його допомогою. Ви можете наштампувати будь-яку кількість об'єктів цього типу. Коли ви робите це, то створюєте екземпляр класу. <text:tab/><text:span text:style-name="T22">Примітка</text:span>: Слово об'єкт зазвичай використовується <text:span text:style-name="T38">в ролі синоніма</text:span> як для посилання на клас, так і для посилання на екземпляр класу.</text:p>
      <text:p text:style-name="P14"><text:tab/>Специфікатор доступу (accessSpecifier) для класу може мати кілька значень, але частіше за все він встановлюється в значення public (відкритий), <text:span text:style-name="T38">як за замовчуванням</text:span>. </text:p>
      <text:p text:style-name="P14"><text:tab/><text:span text:style-name="T23">Назвати клас ви можете як завгодно, але за угодою імена класів починаються з великої літери, і з великої букви починається також кожне наступне слово в імені.</text:span></text:p>
      <text:p text:style-name="P7"><text:tab/>Класи мають два типи членів: змінні (або дані-члени) і методи. Всі члени класу визначені в тілі класу, яке знаходиться в одному комплекті фігурних дужок для класу.</text:p>
      <text:p text:style-name="P7"/>
      <text:p text:style-name="P5"><text:tab/>Змінні</text:p>
      <text:p text:style-name="P7"><text:tab/>Значення змінних класу <text:span text:style-name="T38">і відрізняє </text:span>кожен екземпляр класу <text:span text:style-name="T38">від іншого/их</text:span>. Ось чому їх часто називають змінними екземпляра. Змінна має специфікатор <text:soft-page-break/>доступу, тип даних, ім'я і (не обов'язково) початкове значення. Ось список специфікатор<text:span text:style-name="T38">ів</text:span> доступу і їх значень:</text:p>
      <text:p text:style-name="P28">§ <text:span text:style-name="T2"><text:s/></text:span><text:span text:style-name="T23">public</text:span> (Відкритий): Будь-який об'єкт будь-якого пакету може бачити змінну.</text:p>
      <text:p text:style-name="P28">§ <text:span text:style-name="T23">protected </text:span>(Захищений): Будь-який екземпляр класу, <text:span text:style-name="T38">будь-який </text:span><text:s/>підклас <text:s/><text:span text:style-name="T38">в </text:span>цьому пакеті і будь-який не підклас цього ж пакету може бачити змінну. Підкласи в інших пакетах не можуть бачити змінну.</text:p>
      <text:p text:style-name="P28">§<text:span text:style-name="T1"> </text:span><text:span text:style-name="T23">private</text:span> (Закритий): Жоден об'єкт за винятком конкретного <text:span text:style-name="T38">екземпляра</text:span> даного класу не може бачити змінну, навіть підклас.</text:p>
      <text:p text:style-name="P28">§ <text:span text:style-name="T1"><text:s/></text:span><text:span text:style-name="T23">Специфікатор відсутн</text:span><text:span text:style-name="T24">ій</text:span> (або package protected): Тільки класи того ж пакету, в якому знаходиться клас, що містить змінну, можуть бачити її.</text:p>
      <text:p text:style-name="P7"><text:tab/>Якщо ви спробуєте звернутися до недоступної для вас змінної, компілятор попередить вас про те, що змінна невидима для вас. Обставини, <text:span text:style-name="T39">за</text:span> яких ви <text:span text:style-name="T39">змушені</text:span> використовувати той чи інший специфікатор доступу, ми розглянемо пізніше.</text:p>
      <text:p text:style-name="P7"/>
      <text:p text:style-name="P6"><text:tab/><text:span text:style-name="T30">Методи</text:span></text:p>
      <text:p text:style-name="P7"><text:tab/>Методи класу визначають, що він може робити. Є два типи методів у мові Java:</text:p>
      <text:p text:style-name="P5"><text:tab/>Конструктори</text:p>
      <text:p text:style-name="P28"><text:span text:style-name="T1"><text:s text:c="4"/></text:span><text:span text:style-name="T23">Решта методів</text:span></text:p>
      <text:p text:style-name="P7"><text:tab/>Обидва типи методів мають специфікатор<text:span text:style-name="T39">и</text:span> доступу (які визначають, які інші об'єкти можуть їх використовувати), тіла (між фігурними дужками) і містять один або кілька операторів. Крім цього, їх форма і функція різні. Ми розглянемо кожен з них по черзі.</text:p>
      <text:p text:style-name="P7"/>
      <text:p text:style-name="P6">Конструктори</text:p>
      <text:p text:style-name="P7"><text:tab/>Конструктори дозволяють вам вказати, як створювати екземпляр класу. Конструктор оголошується наступним чином:</text:p>
      <text:p text:style-name="P46">accessSpecifier ClassName (аргументи) {</text:p>
      <text:p text:style-name="P46">оператор (оператори) конструктора</text:p>
      <text:p text:style-name="P46">}</text:p>
      <text:p text:style-name="P15"><text:tab/>Ви завжди маєте конструктор за <text:span text:style-name="T39">замовчуванням</text:span> (який не має аргументів) для кожного класу, який створюєте. </text:p>
      <text:p text:style-name="P15"><text:tab/>Ви навіть не повинні визначати його. <text:tab/></text:p>
      <text:p text:style-name="P15"><text:tab/>Конструктори відрізняються від інших методів тим, що не мають типу даних, що повертають, оскільки тип даних, <text:span text:style-name="T39">що повертається</text:span> власне і є класом. <text:tab/>Конструктор викликається наступним чином:</text:p>
      <text:p text:style-name="P46"><text:span text:style-name="T25">ClassName variableHoldingAnInstanceOfClassName = new ClassName (</text:span>аргументи<text:span text:style-name="T25">);</text:span></text:p>
      <text:p text:style-name="P15"><text:tab/>При виклику конструктора використовується ключове слово <text:span text:style-name="T23">new</text:span>. <text:tab/>Конструктори можуть мати або не мати параметр<text:span text:style-name="T39">ів</text:span> (конструктор за <text:span text:style-name="T39">замовчуванням</text:span> не має). </text:p>
      <text:p text:style-name="P15"><text:tab/>У строгому сенсі конструктори не є методами або членами класу. Це особливий “звір” в мові Java. На практиці вони найчастіше виглядають і <text:soft-page-break/>працюють як методи, і багато <text:span text:style-name="T40">хто</text:span> <text:span text:style-name="T40">ставить їх поряд</text:span>. <text:span text:style-name="T23">Просто пам'ятайте, що вони особливі.</text:span></text:p>
      <text:p text:style-name="P15"><text:span text:style-name="T23"/></text:p>
      <text:p text:style-name="P6"><text:tab/><text:span text:style-name="T30">Інші методи</text:span></text:p>
      <text:p text:style-name="P7"><text:tab/>Рештою метод<text:span text:style-name="T40">ів</text:span> в мові Java ви будете користуватися найчастіше. Оголошуються вони таким чином:</text:p>
      <text:p text:style-name="P3"><text:span text:style-name="T25"/></text:p>
      <text:p text:style-name="P3"><text:span text:style-name="T25">accessSpecifier</text:span></text:p>
      <text:p text:style-name="P47"><text:s text:c="3"/><text:span text:style-name="T25">returnValueDataType</text:span></text:p>
      <text:p text:style-name="P47"><text:span text:style-name="T25">methodName (</text:span>аргументи<text:span text:style-name="T25">) {</text:span></text:p>
      <text:p text:style-name="P47">оператор <text:span text:style-name="T25">(</text:span>оператори<text:span text:style-name="T25">)</text:span></text:p>
      <text:p text:style-name="P47">}</text:p>
      <text:p text:style-name="P47"/>
      <text:p text:style-name="P7"><text:tab/>Кожен метод має тип даних, що поверта<text:span text:style-name="T40">є</text:span>, але не кожен метод повертає що-небудь. Якщо метод нічого не повертає, <text:span text:style-name="T40">для опису типу даних, що повертаються</text:span> використовується ключове слово void. Ви можете назвати метод як хочете, якщо ця назва є коректним ідентифікатором (наприклад, він не може починатися з <text:span text:style-name="T40">крапки</text:span> (.)), <text:span text:style-name="T40">а</text:span>ле, за <text:span text:style-name="T40">домовленістю,</text:span> імена методів:</text:p>
      <text:p text:style-name="P28">§<text:span text:style-name="T1">  </text:span>Використовують літери</text:p>
      <text:p text:style-name="P28">§<text:span text:style-name="T1">  </text:span>Починаються з маленької літери</text:p>
      <text:p text:style-name="P28">§<text:span text:style-name="T1">  </text:span>Послідовні слова починаються з великих літер</text:p>
      <text:p text:style-name="P28"/>
      <text:p text:style-name="P5">Методи викликаються наступним чином:</text:p>
      <text:p text:style-name="P42">returnType variableForReturnValue = instanceOfSomeClass.methodName (parameter1, parameter2, …);</text:p>
      <text:p text:style-name="P16"><text:tab/>Тут<text:span text:style-name="T25">, </text:span>ми викликаємо <text:span text:style-name="T25">methodName() </text:span>об<text:span text:style-name="T25">'</text:span>єкта <text:span text:style-name="T25">instanceOfSomeClass </text:span>і передаємо кілька аргументів<text:span text:style-name="T25">. </text:span>Відмінності між параметрами та аргументами не великі, але вони є. </text:p>
      <text:p text:style-name="P16"><text:tab/>Метод приймає параметри. </text:p>
      <text:p text:style-name="P16"><text:tab/>Коли ви передаєте конкретні значення на метод, ці значення є аргументами виклику.</text:p>
      <text:p text:style-name="P7"/>
      <text:p text:style-name="P19"><text:span text:style-name="T57">Список джерел, використаних для підготовки індивідуального завдання:</text:span></text:p>
      <text:list xml:id="list24365859" text:style-name="L4">
        <text:list-item>
          <text:p text:style-name="P24"><text:a xlink:type="simple" xlink:href="http://en.wikipedia.org/wiki/Java_(software_platform)">http://en.wikipedia.org/wiki/Java_(software_platform)</text:a><text:span text:style-name="T56"> </text:span></text:p>
        </text:list-item>
        <text:list-item>
          <text:p text:style-name="P24"><text:a xlink:type="simple" xlink:href="http://www.znannya.org/?view=java-course">http://www.znannya.org/?view=java-course</text:a><text:span text:style-name="T56"> </text:span></text:p>
        </text:list-item>
        <text:list-item>
          <text:p text:style-name="P24"><text:a xlink:type="simple" xlink:href="http://www.znannya.org/?view=Java_OOP">http://www.znannya.org/?view=Java_OOP</text:a><text:span text:style-name="T56"> </text:span></text:p>
        </text:list-item>
        <text:list-item>
          <text:p text:style-name="P24"><text:a xlink:type="simple" xlink:href="http://www.java.com/en/java_in_action/">http://www.java.com/en/java_in_action/</text:a><text:span text:style-name="T56"> </text:span></text:p>
        </text:list-item>
        <text:list-item>
          <text:p text:style-name="P24"><text:a xlink:type="simple" xlink:href="http://docs.oracle.com/javase/7/docs/api/">http://docs.oracle.com/javase/7/docs/api/</text:a><text:span text:style-name="T56"> </text:span></text:p>
        </text:list-item>
        <text:list-item>
          <text:p text:style-name="P24"><text:a xlink:type="simple" xlink:href="http://uk.wikipedia.org/wiki/Java_(мова_програмування)">http://uk.wikipedia.org/wiki/Java_(%D0%BC%D0%BE%D0%B2%D0%B0_%D0%BF%D1%80%D0%BE%D0%B3%D1%80%D0%B0%D0%BC%D1%83%D0%B2%D0%B0%D0%BD%D0%BD%D1%8F)</text:a><text:span text:style-name="T56"> </text:span></text:p>
        </text:list-item>
        <text:list-item>
          <text:p text:style-name="P17"><text:span text:style-name="T55"><text:s/></text:span><text:a xlink:type="simple" xlink:href="http://docs.oracle.com/javase/tutorial/index.html">http://docs.oracle.com/javase/tutorial/index.html</text:a><text:span text:style-name="T5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Arial" svg:font-family="Arial"/>
    <style:font-face style:name="Mangal1" svg:font-family="Mangal"/>
    <style:font-face style:name="Times New Roman" svg:font-family="'Times New Roman', serif"/>
    <style:font-face style:name="Trebuchet MS" svg:font-family="'Trebuchet MS', Arial, Helvetica, sans-serif"/>
    <style:font-face style:name="Times New Roman1"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uk" fo:country="UA"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1" fo:font-size="14pt" fo:font-weight="bold" style:font-name-asian="Arial Unicode MS" style:font-size-asian="14pt" style:font-weight-asian="bold" style:font-name-complex="Mangal" style:font-size-complex="14pt" style:font-weight-complex="bold"/>
    </style:style>
    <style:style style:name="Numbering_20_Symbols" style:display-name="Numbering Symbols" style:family="text">
      <style:text-properties style:font-name="Times New Roman1" fo:font-size="14pt" fo:font-weight="bold" style:font-size-asian="14.6999998092651pt" style:font-weight-asian="bold" style:font-size-complex="16.7999992370605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3T23:48:02.67</meta:creation-date>
    <dc:date>2012-07-24T04:38:47.28</dc:date>
    <meta:editing-duration>PT04H20M21S</meta:editing-duration>
    <meta:editing-cycles>9</meta:editing-cycles>
    <meta:generator>OpenOffice.org/3.2$Win32 OpenOffice.org_project/320m19$Build-9505</meta:generator>
    <meta:document-statistic meta:table-count="0" meta:image-count="0" meta:object-count="0" meta:page-count="11" meta:paragraph-count="203" meta:word-count="3423" meta:character-count="24456"/>
  </office:meta>
</office:document-meta>
</file>